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style-complex="italic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6851*"/>
    </style:style>
    <style:style style:name="Table1.B" style:family="table-column">
      <style:table-column-properties style:rel-column-width="16851*"/>
    </style:style>
    <style:style style:name="Table1.C" style:family="table-column">
      <style:table-column-properties style:rel-column-width="31831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1" style:family="table">
      <style:table-properties table:align="center" style:rel-width="100%"/>
    </style:style>
    <style:style style:name="Table11.A" style:family="table-column">
      <style:table-column-properties style:rel-column-width="27593*"/>
    </style:style>
    <style:style style:name="Table11.B" style:family="table-column">
      <style:table-column-properties style:rel-column-width="37941*"/>
    </style:style>
  </office:automatic-styles>
  <office:body>
    <office:text>
      <text:p text:style-name="Title">Lonelog: Card Notation Add-on</text:p>
      <text:p text:style-name="Subtitle">A Standard Notation for Playing Cards in Session Logs</text:p>
      <text:p text:style-name="Author">Roberto Bisceglie</text:p>
      <text:table-of-content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overview"/>Overview<text:bookmark-end text:name="overview"/></text:h>
      <text:p text:style-name="First_20_paragraph">Core Lonelog already acknowledges card draws as a valid resolution mechanic. What it doesn’t define is a compact, unambiguous shorthand for card identities.</text:p>
      <text:p text:style-name="Text_20_body">Without a standard, logs fill with inconsistent spellings: “Q of spades”, “queen♠”, “Queen Spades”, “QS”. Tarot draws fare worse — “reversed Tower” and “The Tower (rev.)” and “XVI r” are all the same card. For tools that parse logs, and for players who share them, the inconsistency creates friction.</text:p>
      <text:p text:style-name="Text_20_body">This add-on defines a compact notation for three types of card draws:</text:p>
      <text:list text:style-name="L1">
        <text:list-item>
          <text:p text:style-name="P1"><text:span text:style-name="T1">Standard playing cards</text:span> — the 52-card deck plus jokers</text:p>
        </text:list-item>
        <text:list-item>
          <text:p text:style-name="P1"><text:span text:style-name="T1">Tarot</text:span> — Major Arcana, Minor Arcana, and upright/reversed orientation</text:p>
        </text:list-item>
        <text:list-item>
          <text:p text:style-name="P1"><text:span text:style-name="T1">Oracle decks</text:span> — a lightweight convention for named-card systems</text:p>
        </text:list-item>
      </text:list>
      <text:p text:style-name="First_20_paragraph"><text:span text:style-name="T1">When not to use this add-on:</text:span> If you play a single system with a single card type and never share logs, your current spelling probably works fine. Adopt this notation when consistency matters — for shared logs, tool support, or crossing between multiple card systems in one campaign.</text:p>
      <text:p text:style-name="Horizontal_20_Line"/>
      <text:h text:style-name="Heading_20_3" text:outline-level="3"><text:bookmark-start text:name="what-this-add-on-adds"/>What This Add-on Adds<text:bookmark-end text:name="what-this-add-on-add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Element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 in a log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{rank}{suit}</text:span></text:p>
          </table:table-cell>
          <table:table-cell table:style-name="TableRowCell" office:value-type="string">
            <text:p text:style-name="Table_20_Contents">Compact standard card identity</text:p>
          </table:table-cell>
          <table:table-cell table:style-name="TableRowCell" office:value-type="string">
            <text:p text:style-name="Table_20_Contents"><text:span text:style-name="Source_Text">d: draw=Qs -&gt; Dark omen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M{n}</text:span></text:p>
          </table:table-cell>
          <table:table-cell table:style-name="TableRowCell" office:value-type="string">
            <text:p text:style-name="Table_20_Contents">Major Arcana by number</text:p>
          </table:table-cell>
          <table:table-cell table:style-name="TableRowCell" office:value-type="string">
            <text:p text:style-name="Table_20_Contents"><text:span text:style-name="Source_Text">d: draw=M12r -&gt; Blocked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{rank}{suit}</text:span> with tarot suits</text:p>
          </table:table-cell>
          <table:table-cell table:style-name="TableRowCell" office:value-type="string">
            <text:p text:style-name="Table_20_Contents">Minor Arcana</text:p>
          </table:table-cell>
          <table:table-cell table:style-name="TableRowCell" office:value-type="string">
            <text:p text:style-name="Table_20_Contents"><text:span text:style-name="Source_Text">d: draw=KnCu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r</text:span> suffix</text:p>
          </table:table-cell>
          <table:table-cell table:style-name="TableRowCell" office:value-type="string">
            <text:p text:style-name="Table_20_Contents">Reversed orientation (Tarot)</text:p>
          </table:table-cell>
          <table:table-cell table:style-name="TableRowCell" office:value-type="string">
            <text:p text:style-name="Table_20_Contents"><text:span text:style-name="Source_Text">d: draw=M16r</text:span></text:p>
          </table:table-cell>
        </table:table-row>
        <table:table-row>
          <table:table-cell table:style-name="TableRowCell" office:value-type="string">
            <text:p text:style-name="Table_20_Contents">Position labels in spreads</text:p>
          </table:table-cell>
          <table:table-cell table:style-name="TableRowCell" office:value-type="string">
            <text:p text:style-name="Table_20_Contents">Named positions in a multi-card spread</text:p>
          </table:table-cell>
          <table:table-cell table:style-name="TableRowCell" office:value-type="string">
            <text:p text:style-name="Table_20_Contents"><text:span text:style-name="Source_Text">d: Past=5s, Present=Ks</text:span></text:p>
          </table:table-cell>
        </table:table-row>
      </table:table>
      <text:p text:style-name="First_20_paragraph"><text:span text:style-name="T1">No new core symbols.</text:span> Card draws use <text:span text:style-name="Source_Text">d:</text:span> and <text:span text:style-name="Source_Text">-&gt;</text:span> exactly as defined in core Lonelog. The card identity uses <text:span text:style-name="Source_Text">=</text:span> as the drawn result; <text:span text:style-name="Source_Text">-&gt;</text:span> carries the interpreted outcome.</text:p>
      <text:h text:style-name="Heading_20_3" text:outline-level="3"><text:bookmark-start text:name="design-principles"/>Design Principles<text:bookmark-end text:name="design-principles"/></text:h>
      <text:p text:style-name="First_20_paragraph"><text:span text:style-name="T1">Cards follow the same pattern as dice.</text:span> <text:span text:style-name="Source_Text">=</text:span> records the drawn card, <text:span text:style-name="Source_Text">-&gt;</text:span> carries the interpreted outcome, <text:span text:style-name="Source_Text">=&gt;</text:span> carries the narrative consequence. <text:span text:style-name="Source_Text">d: draw=Qs -&gt; Dark omen</text:span> is the same structure as <text:span text:style-name="Source_Text">d: Strike 2d6+2=9 -&gt; Hit</text:span>.</text:p>
      <text:p text:style-name="Text_20_body"><text:span text:style-name="T1">Compact but readable.</text:span> <text:span text:style-name="Source_Text">Qs</text:span> over “Queen of Spades”. Abbreviations should be recoverable without a lookup table by anyone who knows the card system.</text:p>
      <text:p text:style-name="Text_20_body"><text:span text:style-name="T1">No orientation assumption.</text:span> Upright is the default and unmarked. Reversed is the exception and is always marked with <text:span text:style-name="Source_Text">r</text:span>. A card with no suffix is always upright.</text:p>
      <text:p text:style-name="Horizontal_20_Line"/>
      <text:h text:style-name="Heading_20_2" text:outline-level="2"><text:bookmark-start text:name="part-i-practical-reference"/>Part I: Practical Reference<text:bookmark-end text:name="part-i-practical-reference"/></text:h>
      <text:h text:style-name="Heading_20_3" text:outline-level="3"><text:bookmark-start text:name="how-card-draws-fit-into-a-log-entry"/>How card draws fit into a log entry<text:bookmark-end text:name="how-card-draws-fit-into-a-log-entry"/></text:h>
      <text:p text:style-name="First_20_paragraph">Card draws follow the same structure as dice rolls. The card drawn is the raw result and uses <text:span text:style-name="Source_Text">=</text:span>; the interpreted outcome uses <text:span text:style-name="Source_Text">-&gt;</text:span>.</text:p>
      <text:p text:style-name="P2">d: draw=Qs</text:p>
      <text:p text:style-name="P3">d: draw=M12r -&gt; The obstacle is myself.</text:p>
      <text:p text:style-name="P4">=&gt; The Hanged Man reversed. I've been the obstacle all along.</text:p>
      <text:p text:style-name="First_20_paragraph">For oracle reads that answer a question, pair with <text:span text:style-name="Source_Text">?</text:span>:</text:p>
      <text:p text:style-name="P5">? Can I trust the merchant?</text:p>
      <text:p text:style-name="P6">d: draw=Jc -&gt; Scheming youth</text:p>
      <text:p text:style-name="P7">=&gt; No.</text:p>
      <text:p text:style-name="First_20_paragraph">For spreads, label each position with <text:span text:style-name="Source_Text">=</text:span>:</text:p>
      <text:p text:style-name="P8">d: Past=5s, Present=Ks, Future=ACu</text:p>
      <text:p text:style-name="Horizontal_20_Line"/>
      <text:p text:style-name="First_20_paragraph">Or split across lines when each card needs its own consequence:</text:p>
      <text:p text:style-name="P9">d: Past=5s</text:p>
      <text:p text:style-name="P10">d: Present=Ks</text:p>
      <text:p text:style-name="P11">d: Future=ACu</text:p>
      <text:p text:style-name="P12">=&gt; Conflict led here. Authority holds the present. Something new waits at the end.</text:p>
      <text:p text:style-name="Horizontal_20_Line"/>
      <text:h text:style-name="Heading_20_3" text:outline-level="3"><text:bookmark-start text:name="standard-playing-cards"/>Standard Playing Cards<text:bookmark-end text:name="standard-playing-cards"/></text:h>
      <text:p text:style-name="First_20_paragraph">Ranks: <text:span text:style-name="Source_Text">A</text:span>, <text:span text:style-name="Source_Text">2</text:span>–<text:span text:style-name="Source_Text">10</text:span>, <text:span text:style-name="Source_Text">J</text:span>, <text:span text:style-name="Source_Text">Q</text:span>, <text:span text:style-name="Source_Text">K</text:span><text:line-break/>Suits: <text:span text:style-name="Source_Text">h</text:span> (hearts ♥), <text:span text:style-name="Source_Text">d</text:span> (diamonds ♦), <text:span text:style-name="Source_Text">c</text:span> (clubs ♣), <text:span text:style-name="Source_Text">s</text:span> (spades ♠)<text:line-break/>Format: <text:span text:style-name="Source_Text">{rank}{suit}</text:span></text:p>
      <text:p text:style-name="P13">Ah <text:s text:c="3"/>Ace of Hearts</text:p>
      <text:p text:style-name="P14">7c <text:s text:c="3"/>Seven of Clubs</text:p>
      <text:p text:style-name="P15">Ks <text:s text:c="3"/>King of Spades</text:p>
      <text:p text:style-name="P16">10d <text:s text:c="2"/>Ten of Diamonds</text:p>
      <text:p text:style-name="P17">Jh <text:s text:c="3"/>Jack of Hearts</text:p>
      <text:p text:style-name="First_20_paragraph">Jokers: <text:span text:style-name="Source_Text">Jkr</text:span> (generic), <text:span text:style-name="Source_Text">RJkr</text:span> (red joker), <text:span text:style-name="Source_Text">BJkr</text:span> (black joker).</text:p>
      <text:p text:style-name="Text_20_body">When the game cares about color but not suit: <text:span text:style-name="Source_Text">R</text:span> (red — hearts or diamonds), <text:span text:style-name="Source_Text">B</text:span> (black — clubs or spades).</text:p>
      <text:p text:style-name="Text_20_body">In a log:</text:p>
      <text:p text:style-name="P18">@ Search the body</text:p>
      <text:p text:style-name="P19">d: draw=3h -&gt; Minor find</text:p>
      <text:p text:style-name="P20">=&gt; A folded note, damp and illegible.</text:p>
      <text:p text:style-name="P21"/>
      <text:p text:style-name="P22">@ Fate check</text:p>
      <text:p text:style-name="P23">d: draw=Jkr -&gt; Chaos surge</text:p>
      <text:p text:style-name="P24">=&gt; Everything changes.</text:p>
      <text:p text:style-name="Horizontal_20_Line"/>
      <text:h text:style-name="Heading_20_3" text:outline-level="3"><text:bookmark-start text:name="tarot"/>Tarot<text:bookmark-end text:name="tarot"/></text:h>
      <text:h text:style-name="Heading_20_4" text:outline-level="4"><text:bookmark-start text:name="major-arcana"/>Major Arcana<text:bookmark-end text:name="major-arcana"/></text:h>
      <text:p text:style-name="First_20_paragraph">Format: <text:span text:style-name="Source_Text">M{n}</text:span> where <text:span text:style-name="Source_Text">n</text:span> is the card’s number (0–21)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Card</text:p>
            </table:table-cell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Card</text:p>
            </table:table-cell>
          </table:table-row>
        </table:table-header-rows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The Fool</text:p>
          </table:table-cell>
          <table:table-cell table:style-name="TableRowCell" office:value-type="string">
            <text:p text:style-name="Table_20_Contents">11</text:p>
          </table:table-cell>
          <table:table-cell table:style-name="TableRowCell" office:value-type="string">
            <text:p text:style-name="Table_20_Contents">Justice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he Magician</text:p>
          </table:table-cell>
          <table:table-cell table:style-name="TableRowCell" office:value-type="string">
            <text:p text:style-name="Table_20_Contents">12</text:p>
          </table:table-cell>
          <table:table-cell table:style-name="TableRowCell" office:value-type="string">
            <text:p text:style-name="Table_20_Contents">The Hanged Man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he High Priestess</text:p>
          </table:table-cell>
          <table:table-cell table:style-name="TableRowCell" office:value-type="string">
            <text:p text:style-name="Table_20_Contents">13</text:p>
          </table:table-cell>
          <table:table-cell table:style-name="TableRowCell" office:value-type="string">
            <text:p text:style-name="Table_20_Contents">Death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he Empress</text:p>
          </table:table-cell>
          <table:table-cell table:style-name="TableRowCell" office:value-type="string">
            <text:p text:style-name="Table_20_Contents">14</text:p>
          </table:table-cell>
          <table:table-cell table:style-name="TableRowCell" office:value-type="string">
            <text:p text:style-name="Table_20_Contents">Temperance</text:p>
          </table:table-cell>
        </table:table-row>
        <table:table-row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The Emperor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The Devil</text:p>
          </table:table-cell>
        </table:table-row>
        <table:table-row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The Hierophant</text:p>
          </table:table-cell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The Tower</text:p>
          </table:table-cell>
        </table:table-row>
        <table:table-row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The Lovers</text:p>
          </table:table-cell>
          <table:table-cell table:style-name="TableRowCell" office:value-type="string">
            <text:p text:style-name="Table_20_Contents">17</text:p>
          </table:table-cell>
          <table:table-cell table:style-name="TableRowCell" office:value-type="string">
            <text:p text:style-name="Table_20_Contents">The Star</text:p>
          </table:table-cell>
        </table:table-row>
        <table:table-row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The Chariot</text:p>
          </table:table-cell>
          <table:table-cell table:style-name="TableRowCell" office:value-type="string">
            <text:p text:style-name="Table_20_Contents">18</text:p>
          </table:table-cell>
          <table:table-cell table:style-name="TableRowCell" office:value-type="string">
            <text:p text:style-name="Table_20_Contents">The Moon</text:p>
          </table:table-cell>
        </table:table-row>
        <table:table-row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Strength</text:p>
          </table:table-cell>
          <table:table-cell table:style-name="TableRowCell" office:value-type="string">
            <text:p text:style-name="Table_20_Contents">19</text:p>
          </table:table-cell>
          <table:table-cell table:style-name="TableRowCell" office:value-type="string">
            <text:p text:style-name="Table_20_Contents">The Sun</text:p>
          </table:table-cell>
        </table:table-row>
        <table:table-row>
          <table:table-cell table:style-name="TableRowCell" office:value-type="string">
            <text:p text:style-name="Table_20_Contents">9</text:p>
          </table:table-cell>
          <table:table-cell table:style-name="TableRowCell" office:value-type="string">
            <text:p text:style-name="Table_20_Contents">The Hermit</text:p>
          </table:table-cell>
          <table:table-cell table:style-name="TableRowCell" office:value-type="string">
            <text:p text:style-name="Table_20_Contents">20</text:p>
          </table:table-cell>
          <table:table-cell table:style-name="TableRowCell" office:value-type="string">
            <text:p text:style-name="Table_20_Contents">Judgement</text:p>
          </table:table-cell>
        </table:table-row>
        <table:table-row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Wheel of Fortune</text:p>
          </table:table-cell>
          <table:table-cell table:style-name="TableRowCell" office:value-type="string">
            <text:p text:style-name="Table_20_Contents">21</text:p>
          </table:table-cell>
          <table:table-cell table:style-name="TableRowCell" office:value-type="string">
            <text:p text:style-name="Table_20_Contents">The World</text:p>
          </table:table-cell>
        </table:table-row>
      </table:table>
      <text:p text:style-name="First_20_paragraph">Reversed: append <text:span text:style-name="Source_Text">r</text:span>.</text:p>
      <text:p text:style-name="P25">d: draw=M0 <text:s text:c="6"/>The Fool, upright</text:p>
      <text:p text:style-name="P26">d: draw=M16r <text:s text:c="4"/>The Tower, reversed</text:p>
      <text:p text:style-name="First_20_paragraph">When space allows, add the name as an inline description:</text:p>
      <text:p text:style-name="P27">d: draw=M12 // The Hanged Man</text:p>
      <text:p text:style-name="P28">d: draw=M16r // The Tower reversed</text:p>
      <text:h text:style-name="Heading_20_4" text:outline-level="4"><text:bookmark-start text:name="minor-arcana"/>Minor Arcana<text:bookmark-end text:name="minor-arcana"/></text:h>
      <text:p text:style-name="First_20_paragraph">Suits: <text:span text:style-name="Source_Text">Wa</text:span> (Wands), <text:span text:style-name="Source_Text">Cu</text:span> (Cups), <text:span text:style-name="Source_Text">Sw</text:span> (Swords), <text:span text:style-name="Source_Text">Pe</text:span> (Pentacles)<text:line-break/>Ranks: <text:span text:style-name="Source_Text">A</text:span>, <text:span text:style-name="Source_Text">2</text:span>–<text:span text:style-name="Source_Text">10</text:span>, <text:span text:style-name="Source_Text">Pg</text:span> (Page), <text:span text:style-name="Source_Text">Kn</text:span> (Knight), <text:span text:style-name="Source_Text">Q</text:span>, <text:span text:style-name="Source_Text">K</text:span><text:line-break/>Format: <text:span text:style-name="Source_Text">{rank}{suit}</text:span></text:p>
      <text:p text:style-name="P29">ACu <text:s text:c="4"/>Ace of Cups</text:p>
      <text:p text:style-name="P30">7Wa <text:s text:c="4"/>Seven of Wands</text:p>
      <text:p text:style-name="P31">PgSw <text:s text:c="3"/>Page of Swords</text:p>
      <text:p text:style-name="P32">KnPe <text:s text:c="3"/>Knight of Pentacles</text:p>
      <text:p text:style-name="P33">QCu <text:s text:c="4"/>Queen of Cups</text:p>
      <text:p text:style-name="P34">KWa <text:s text:c="4"/>King of Wands</text:p>
      <text:p text:style-name="First_20_paragraph">Reversed: append <text:span text:style-name="Source_Text">r</text:span>.</text:p>
      <text:p text:style-name="P35">d: draw=5Swr <text:s text:c="3"/>Five of Swords, reversed</text:p>
      <text:p text:style-name="P36">d: draw=KnCu <text:s text:c="3"/>Knight of Cups, upright</text:p>
      <text:p text:style-name="First_20_paragraph">In a log:</text:p>
      <text:p text:style-name="P37">? What force opposes me here?</text:p>
      <text:p text:style-name="P38">d: draw=KSw -&gt; Adversary: principle, not malice</text:p>
      <text:p text:style-name="P39">=&gt; The King of Swords — cold logic. He acts on conviction, not cruelty.</text:p>
      <text:p text:style-name="Horizontal_20_Line"/>
      <text:h text:style-name="Heading_20_3" text:outline-level="3"><text:bookmark-start text:name="oracle-decks"/>Oracle Decks<text:bookmark-end text:name="oracle-decks"/></text:h>
      <text:p text:style-name="First_20_paragraph">Oracle decks use proprietary card names that cannot be standardized. Use the card’s name as free text with <text:span text:style-name="Source_Text">=</text:span>, optionally with an inline description naming the deck.</text:p>
      <text:p text:style-name="P40">d: draw // Ironsworn Oracle=Darkness and Shadow</text:p>
      <text:p text:style-name="P41">d: draw // Mythic Fate=Exceptional Yes -&gt; Yes, and...</text:p>
      <text:p text:style-name="P42">d: draw // Crow's Eye Oracle=The Lantern -&gt; Safe passage</text:p>
      <text:p text:style-name="First_20_paragraph">For decks you use repeatedly, a short deck tag in the <text:span text:style-name="Source_Text">d:</text:span> label keeps things scannable:</text:p>
      <text:p text:style-name="P43">d: Crow=The Lantern -&gt; Safe passage</text:p>
      <text:p text:style-name="P44">d: Crow=The Abyss -&gt; Something follows</text:p>
      <text:p text:style-name="Horizontal_20_Line"/>
      <text:h text:style-name="Heading_20_3" text:outline-level="3"><text:bookmark-start text:name="spreads"/>Spreads<text:bookmark-end text:name="spreads"/></text:h>
      <text:p text:style-name="First_20_paragraph">A spread is a multi-card draw where each card occupies a named position. Write position labels with <text:span text:style-name="Source_Text">=</text:span> for each card.</text:p>
      <text:p text:style-name="Text_20_body"><text:span text:style-name="T1">Single-line (compact, for short spreads):</text:span></text:p>
      <text:p text:style-name="P45">d: Past=5s, Present=Ks, Future=ACu</text:p>
      <text:p text:style-name="First_20_paragraph"><text:span text:style-name="T1">Multi-line (when each card needs interpretation space):</text:span></text:p>
      <text:p text:style-name="P46">d: Past=M16r -&gt; Collapse that was delayed, not avoided.</text:p>
      <text:p text:style-name="P47">=&gt; The Tower reversed. I should have fallen sooner.</text:p>
      <text:p text:style-name="P48"/>
      <text:p text:style-name="P49">d: Present=KWa -&gt; I am the force at work here.</text:p>
      <text:p text:style-name="P50">=&gt; The King of Wands. The fire is mine to wield or waste.</text:p>
      <text:p text:style-name="P51"/>
      <text:p text:style-name="P52">d: Future=ACu -&gt; Something new if I let go.</text:p>
      <text:p text:style-name="P53">=&gt; The Ace of Cups. Grief first, then an opening.</text:p>
      <text:p text:style-name="First_20_paragraph"><text:span text:style-name="T1">Labeled spread with deck name:</text:span></text:p>
      <text:p text:style-name="P54">d: Celtic Past=7Wa, Celtic Present=M12, Celtic Future=3Cu</text:p>
      <text:p text:style-name="Horizontal_20_Line"/>
      <text:h text:style-name="Heading_20_3" text:outline-level="3"><text:bookmark-start text:name="common-patterns-by-system"/>Common Patterns by System<text:bookmark-end text:name="common-patterns-by-system"/></text:h>
      <text:p text:style-name="First_20_paragraph"><text:span text:style-name="T1">Standard deck as oracle (e.g. </text:span><text:span text:style-name="T2">Carta</text:span><text:span text:style-name="T1">, </text:span><text:span text:style-name="T2">For the Queen</text:span><text:span text:style-name="T1">):</text:span></text:p>
      <text:p text:style-name="P55">@ Explore the next hex</text:p>
      <text:p text:style-name="P56">d: draw=7d -&gt; Forest path</text:p>
      <text:p text:style-name="P57">=&gt; Tall pines, no trail. I mark it as unmapped.</text:p>
      <text:p text:style-name="First_20_paragraph"><text:span text:style-name="T1">Tarot for scene framing:</text:span></text:p>
      <text:p text:style-name="P58">? What is the mood of this place?</text:p>
      <text:p text:style-name="P59">d: draw=M18 // The Moon -&gt; Illusion, hidden things</text:p>
      <text:p text:style-name="P60">=&gt; Nothing here is what it seems.</text:p>
      <text:p text:style-name="First_20_paragraph"><text:span text:style-name="T1">Fate deck for </text:span><text:span text:style-name="T2">Ironsworn</text:span><text:span text:style-name="T1"> variants:</text:span></text:p>
      <text:p text:style-name="P61">d: Oracle 2d10=47 -&gt; Yes, and...</text:p>
      <text:p text:style-name="P62">d: draw=Ks -&gt; Complication: authority figure</text:p>
      <text:p text:style-name="P63">=&gt; The bridge is there, but a city guard holds the crossing.</text:p>
      <text:p text:style-name="First_20_paragraph"><text:span text:style-name="T1">Reversed card as obstacle:</text:span></text:p>
      <text:p text:style-name="P64">? Does my contact show up?</text:p>
      <text:p text:style-name="P65">d: draw=M6r // The Lovers reversed -&gt; Divided loyalties</text:p>
      <text:p text:style-name="P66">=&gt; He's here, but he brought someone I didn't expect.</text:p>
      <text:p text:style-name="First_20_paragraph"><text:span text:style-name="T1">Horror game — Joker as catastrophe trigger:</text:span></text:p>
      <text:p text:style-name="P67">d: draw=RJkr -&gt; The Worst Thing</text:p>
      <text:p text:style-name="P68">=&gt; The lights go out across the whole building. Something found the generator.</text:p>
      <text:p text:style-name="Horizontal_20_Line"/>
      <text:h text:style-name="Heading_20_2" text:outline-level="2"><text:bookmark-start text:name="part-ii-complete-reference"/>Part II: Complete Reference<text:bookmark-end text:name="part-ii-complete-reference"/></text:h>
      <text:p text:style-name="Horizontal_20_Line"/>
      <text:h text:style-name="Heading_20_2" text:outline-level="2"><text:bookmark-start text:name="standard-deck-notation"/>1. Standard Deck Notation<text:bookmark-end text:name="standard-deck-notation"/></text:h>
      <text:h text:style-name="Heading_20_3" text:outline-level="3"><text:bookmark-start text:name="ranks"/>Ranks<text:bookmark-end text:name="rank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ard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A</text:span></text:p>
          </table:table-cell>
          <table:table-cell table:style-name="TableRowCell" office:value-type="string">
            <text:p text:style-name="Table_20_Contents">Ace</text:p>
          </table:table-cell>
        </table:table-row>
        <table:table-row>
          <table:table-cell table:style-name="TableRowCell" office:value-type="string">
            <text:p text:style-name="Table_20_Contents"><text:span text:style-name="Source_Text">2</text:span>–<text:span text:style-name="Source_Text">10</text:span></text:p>
          </table:table-cell>
          <table:table-cell table:style-name="TableRowCell" office:value-type="string">
            <text:p text:style-name="Table_20_Contents">Number cards</text:p>
          </table:table-cell>
        </table:table-row>
        <table:table-row>
          <table:table-cell table:style-name="TableRowCell" office:value-type="string">
            <text:p text:style-name="Table_20_Contents"><text:span text:style-name="Source_Text">J</text:span></text:p>
          </table:table-cell>
          <table:table-cell table:style-name="TableRowCell" office:value-type="string">
            <text:p text:style-name="Table_20_Contents">Jack</text:p>
          </table:table-cell>
        </table:table-row>
        <table:table-row>
          <table:table-cell table:style-name="TableRowCell" office:value-type="string">
            <text:p text:style-name="Table_20_Contents"><text:span text:style-name="Source_Text">Q</text:span></text:p>
          </table:table-cell>
          <table:table-cell table:style-name="TableRowCell" office:value-type="string">
            <text:p text:style-name="Table_20_Contents">Queen</text:p>
          </table:table-cell>
        </table:table-row>
        <table:table-row>
          <table:table-cell table:style-name="TableRowCell" office:value-type="string">
            <text:p text:style-name="Table_20_Contents"><text:span text:style-name="Source_Text">K</text:span></text:p>
          </table:table-cell>
          <table:table-cell table:style-name="TableRowCell" office:value-type="string">
            <text:p text:style-name="Table_20_Contents">King</text:p>
          </table:table-cell>
        </table:table-row>
      </table:table>
      <text:h text:style-name="Heading_20_3" text:outline-level="3"><text:bookmark-start text:name="suits"/>Suits<text:bookmark-end text:name="suits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Suit</text:p>
            </table:table-cell>
            <table:table-cell table:style-name="TableHeaderRowCell" office:value-type="string">
              <text:p text:style-name="Table_20_Heading">Color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h</text:span></text:p>
          </table:table-cell>
          <table:table-cell table:style-name="TableRowCell" office:value-type="string">
            <text:p text:style-name="Table_20_Contents">Hearts ♥</text:p>
          </table:table-cell>
          <table:table-cell table:style-name="TableRowCell" office:value-type="string">
            <text:p text:style-name="Table_20_Contents">Red</text:p>
          </table:table-cell>
        </table:table-row>
        <table:table-row>
          <table:table-cell table:style-name="TableRowCell" office:value-type="string">
            <text:p text:style-name="Table_20_Contents"><text:span text:style-name="Source_Text">d</text:span></text:p>
          </table:table-cell>
          <table:table-cell table:style-name="TableRowCell" office:value-type="string">
            <text:p text:style-name="Table_20_Contents">Diamonds ♦</text:p>
          </table:table-cell>
          <table:table-cell table:style-name="TableRowCell" office:value-type="string">
            <text:p text:style-name="Table_20_Contents">Red</text:p>
          </table:table-cell>
        </table:table-row>
        <table:table-row>
          <table:table-cell table:style-name="TableRowCell" office:value-type="string">
            <text:p text:style-name="Table_20_Contents"><text:span text:style-name="Source_Text">c</text:span></text:p>
          </table:table-cell>
          <table:table-cell table:style-name="TableRowCell" office:value-type="string">
            <text:p text:style-name="Table_20_Contents">Clubs ♣</text:p>
          </table:table-cell>
          <table:table-cell table:style-name="TableRowCell" office:value-type="string">
            <text:p text:style-name="Table_20_Contents">Black</text:p>
          </table:table-cell>
        </table:table-row>
        <table:table-row>
          <table:table-cell table:style-name="TableRowCell" office:value-type="string">
            <text:p text:style-name="Table_20_Contents"><text:span text:style-name="Source_Text">s</text:span></text:p>
          </table:table-cell>
          <table:table-cell table:style-name="TableRowCell" office:value-type="string">
            <text:p text:style-name="Table_20_Contents">Spades ♠</text:p>
          </table:table-cell>
          <table:table-cell table:style-name="TableRowCell" office:value-type="string">
            <text:p text:style-name="Table_20_Contents">Black</text:p>
          </table:table-cell>
        </table:table-row>
      </table:table>
      <text:h text:style-name="Heading_20_3" text:outline-level="3"><text:bookmark-start text:name="jokers"/>Jokers<text:bookmark-end text:name="jokers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ard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Jkr</text:span></text:p>
          </table:table-cell>
          <table:table-cell table:style-name="TableRowCell" office:value-type="string">
            <text:p text:style-name="Table_20_Contents">Joker (generic, when color doesn’t matter)</text:p>
          </table:table-cell>
        </table:table-row>
        <table:table-row>
          <table:table-cell table:style-name="TableRowCell" office:value-type="string">
            <text:p text:style-name="Table_20_Contents"><text:span text:style-name="Source_Text">RJkr</text:span></text:p>
          </table:table-cell>
          <table:table-cell table:style-name="TableRowCell" office:value-type="string">
            <text:p text:style-name="Table_20_Contents">Red Joker</text:p>
          </table:table-cell>
        </table:table-row>
        <table:table-row>
          <table:table-cell table:style-name="TableRowCell" office:value-type="string">
            <text:p text:style-name="Table_20_Contents"><text:span text:style-name="Source_Text">BJkr</text:span></text:p>
          </table:table-cell>
          <table:table-cell table:style-name="TableRowCell" office:value-type="string">
            <text:p text:style-name="Table_20_Contents">Black Joker</text:p>
          </table:table-cell>
        </table:table-row>
      </table:table>
      <text:h text:style-name="Heading_20_3" text:outline-level="3"><text:bookmark-start text:name="color-shorthand"/>Color Shorthand<text:bookmark-end text:name="color-shorthand"/></text:h>
      <text:p text:style-name="First_20_paragraph">When a system cares about red/black but not the specific suit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Meaning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R</text:span></text:p>
          </table:table-cell>
          <table:table-cell table:style-name="TableRowCell" office:value-type="string">
            <text:p text:style-name="Table_20_Contents">Red card (hearts or diamonds)</text:p>
          </table:table-cell>
        </table:table-row>
        <table:table-row>
          <table:table-cell table:style-name="TableRowCell" office:value-type="string">
            <text:p text:style-name="Table_20_Contents"><text:span text:style-name="Source_Text">B</text:span></text:p>
          </table:table-cell>
          <table:table-cell table:style-name="TableRowCell" office:value-type="string">
            <text:p text:style-name="Table_20_Contents">Black card (clubs or spades)</text:p>
          </table:table-cell>
        </table:table-row>
      </table:table>
      <text:h text:style-name="Heading_20_3" text:outline-level="3"><text:bookmark-start text:name="full-card-examples"/>Full Card Examples<text:bookmark-end text:name="full-card-examples"/></text:h>
      <text:p text:style-name="P69">Ah <text:s text:c="3"/>Ace of Hearts</text:p>
      <text:p text:style-name="P70">2c <text:s text:c="3"/>Two of Clubs</text:p>
      <text:p text:style-name="P71">10d <text:s text:c="2"/>Ten of Diamonds</text:p>
      <text:p text:style-name="P72">Jh <text:s text:c="3"/>Jack of Hearts</text:p>
      <text:p text:style-name="P73">Qs <text:s text:c="3"/>Queen of Spades</text:p>
      <text:p text:style-name="P74">Kd <text:s text:c="3"/>King of Diamonds</text:p>
      <text:p text:style-name="P75">Jkr <text:s text:c="2"/>Joker</text:p>
      <text:p text:style-name="First_20_paragraph"><text:span text:style-name="T1">Note:</text:span> <text:span text:style-name="Source_Text">10d</text:span> (Ten of Diamonds) is two characters before the suit. All other ranks are one character. Parsers should treat <text:span text:style-name="Source_Text">10</text:span> as a complete rank token.</text:p>
      <text:h text:style-name="Heading_20_2" text:outline-level="2"><text:bookmark-start text:name="tarot-notation"/>2. Tarot Notation<text:bookmark-end text:name="tarot-notation"/></text:h>
      <text:h text:style-name="Heading_20_3" text:outline-level="3"><text:bookmark-start text:name="major-arcana-1"/>Major Arcana<text:bookmark-end text:name="major-arcana-1"/></text:h>
      <text:p text:style-name="First_20_paragraph"><text:span text:style-name="T1">Format:</text:span> <text:span text:style-name="Source_Text">M{n}</text:span> where <text:span text:style-name="Source_Text">n</text:span> is 0–21.</text:p>
      <text:p text:style-name="Text_20_body"><text:span text:style-name="T1">Reversed:</text:span> append <text:span text:style-name="Source_Text">r</text:span> — <text:span text:style-name="Source_Text">M0r</text:span>, <text:span text:style-name="Source_Text">M16r</text:span>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Card</text:p>
            </table:table-cell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Reversed</text:p>
            </table:table-cell>
          </table:table-row>
        </table:table-header-rows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The Fool</text:p>
          </table:table-cell>
          <table:table-cell table:style-name="TableRowCell" office:value-type="string">
            <text:p text:style-name="Table_20_Contents"><text:span text:style-name="Source_Text">M0</text:span></text:p>
          </table:table-cell>
          <table:table-cell table:style-name="TableRowCell" office:value-type="string">
            <text:p text:style-name="Table_20_Contents"><text:span text:style-name="Source_Text">M0r</text:span>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he Magician</text:p>
          </table:table-cell>
          <table:table-cell table:style-name="TableRowCell" office:value-type="string">
            <text:p text:style-name="Table_20_Contents"><text:span text:style-name="Source_Text">M1</text:span></text:p>
          </table:table-cell>
          <table:table-cell table:style-name="TableRowCell" office:value-type="string">
            <text:p text:style-name="Table_20_Contents"><text:span text:style-name="Source_Text">M1r</text:span>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he High Priestess</text:p>
          </table:table-cell>
          <table:table-cell table:style-name="TableRowCell" office:value-type="string">
            <text:p text:style-name="Table_20_Contents"><text:span text:style-name="Source_Text">M2</text:span></text:p>
          </table:table-cell>
          <table:table-cell table:style-name="TableRowCell" office:value-type="string">
            <text:p text:style-name="Table_20_Contents"><text:span text:style-name="Source_Text">M2r</text:span>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he Empress</text:p>
          </table:table-cell>
          <table:table-cell table:style-name="TableRowCell" office:value-type="string">
            <text:p text:style-name="Table_20_Contents"><text:span text:style-name="Source_Text">M3</text:span></text:p>
          </table:table-cell>
          <table:table-cell table:style-name="TableRowCell" office:value-type="string">
            <text:p text:style-name="Table_20_Contents"><text:span text:style-name="Source_Text">M3r</text:span></text:p>
          </table:table-cell>
        </table:table-row>
        <table:table-row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The Emperor</text:p>
          </table:table-cell>
          <table:table-cell table:style-name="TableRowCell" office:value-type="string">
            <text:p text:style-name="Table_20_Contents"><text:span text:style-name="Source_Text">M4</text:span></text:p>
          </table:table-cell>
          <table:table-cell table:style-name="TableRowCell" office:value-type="string">
            <text:p text:style-name="Table_20_Contents"><text:span text:style-name="Source_Text">M4r</text:span></text:p>
          </table:table-cell>
        </table:table-row>
        <table:table-row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The Hierophant</text:p>
          </table:table-cell>
          <table:table-cell table:style-name="TableRowCell" office:value-type="string">
            <text:p text:style-name="Table_20_Contents"><text:span text:style-name="Source_Text">M5</text:span></text:p>
          </table:table-cell>
          <table:table-cell table:style-name="TableRowCell" office:value-type="string">
            <text:p text:style-name="Table_20_Contents"><text:span text:style-name="Source_Text">M5r</text:span></text:p>
          </table:table-cell>
        </table:table-row>
        <table:table-row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The Lovers</text:p>
          </table:table-cell>
          <table:table-cell table:style-name="TableRowCell" office:value-type="string">
            <text:p text:style-name="Table_20_Contents"><text:span text:style-name="Source_Text">M6</text:span></text:p>
          </table:table-cell>
          <table:table-cell table:style-name="TableRowCell" office:value-type="string">
            <text:p text:style-name="Table_20_Contents"><text:span text:style-name="Source_Text">M6r</text:span></text:p>
          </table:table-cell>
        </table:table-row>
        <table:table-row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The Chariot</text:p>
          </table:table-cell>
          <table:table-cell table:style-name="TableRowCell" office:value-type="string">
            <text:p text:style-name="Table_20_Contents"><text:span text:style-name="Source_Text">M7</text:span></text:p>
          </table:table-cell>
          <table:table-cell table:style-name="TableRowCell" office:value-type="string">
            <text:p text:style-name="Table_20_Contents"><text:span text:style-name="Source_Text">M7r</text:span></text:p>
          </table:table-cell>
        </table:table-row>
        <table:table-row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Strength</text:p>
          </table:table-cell>
          <table:table-cell table:style-name="TableRowCell" office:value-type="string">
            <text:p text:style-name="Table_20_Contents"><text:span text:style-name="Source_Text">M8</text:span></text:p>
          </table:table-cell>
          <table:table-cell table:style-name="TableRowCell" office:value-type="string">
            <text:p text:style-name="Table_20_Contents"><text:span text:style-name="Source_Text">M8r</text:span></text:p>
          </table:table-cell>
        </table:table-row>
        <table:table-row>
          <table:table-cell table:style-name="TableRowCell" office:value-type="string">
            <text:p text:style-name="Table_20_Contents">9</text:p>
          </table:table-cell>
          <table:table-cell table:style-name="TableRowCell" office:value-type="string">
            <text:p text:style-name="Table_20_Contents">The Hermit</text:p>
          </table:table-cell>
          <table:table-cell table:style-name="TableRowCell" office:value-type="string">
            <text:p text:style-name="Table_20_Contents"><text:span text:style-name="Source_Text">M9</text:span></text:p>
          </table:table-cell>
          <table:table-cell table:style-name="TableRowCell" office:value-type="string">
            <text:p text:style-name="Table_20_Contents"><text:span text:style-name="Source_Text">M9r</text:span></text:p>
          </table:table-cell>
        </table:table-row>
        <table:table-row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Wheel of Fortune</text:p>
          </table:table-cell>
          <table:table-cell table:style-name="TableRowCell" office:value-type="string">
            <text:p text:style-name="Table_20_Contents"><text:span text:style-name="Source_Text">M10</text:span></text:p>
          </table:table-cell>
          <table:table-cell table:style-name="TableRowCell" office:value-type="string">
            <text:p text:style-name="Table_20_Contents"><text:span text:style-name="Source_Text">M10r</text:span></text:p>
          </table:table-cell>
        </table:table-row>
        <table:table-row>
          <table:table-cell table:style-name="TableRowCell" office:value-type="string">
            <text:p text:style-name="Table_20_Contents">11</text:p>
          </table:table-cell>
          <table:table-cell table:style-name="TableRowCell" office:value-type="string">
            <text:p text:style-name="Table_20_Contents">Justice</text:p>
          </table:table-cell>
          <table:table-cell table:style-name="TableRowCell" office:value-type="string">
            <text:p text:style-name="Table_20_Contents"><text:span text:style-name="Source_Text">M11</text:span></text:p>
          </table:table-cell>
          <table:table-cell table:style-name="TableRowCell" office:value-type="string">
            <text:p text:style-name="Table_20_Contents"><text:span text:style-name="Source_Text">M11r</text:span></text:p>
          </table:table-cell>
        </table:table-row>
        <table:table-row>
          <table:table-cell table:style-name="TableRowCell" office:value-type="string">
            <text:p text:style-name="Table_20_Contents">12</text:p>
          </table:table-cell>
          <table:table-cell table:style-name="TableRowCell" office:value-type="string">
            <text:p text:style-name="Table_20_Contents">The Hanged Man</text:p>
          </table:table-cell>
          <table:table-cell table:style-name="TableRowCell" office:value-type="string">
            <text:p text:style-name="Table_20_Contents"><text:span text:style-name="Source_Text">M12</text:span></text:p>
          </table:table-cell>
          <table:table-cell table:style-name="TableRowCell" office:value-type="string">
            <text:p text:style-name="Table_20_Contents"><text:span text:style-name="Source_Text">M12r</text:span></text:p>
          </table:table-cell>
        </table:table-row>
        <table:table-row>
          <table:table-cell table:style-name="TableRowCell" office:value-type="string">
            <text:p text:style-name="Table_20_Contents">13</text:p>
          </table:table-cell>
          <table:table-cell table:style-name="TableRowCell" office:value-type="string">
            <text:p text:style-name="Table_20_Contents">Death</text:p>
          </table:table-cell>
          <table:table-cell table:style-name="TableRowCell" office:value-type="string">
            <text:p text:style-name="Table_20_Contents"><text:span text:style-name="Source_Text">M13</text:span></text:p>
          </table:table-cell>
          <table:table-cell table:style-name="TableRowCell" office:value-type="string">
            <text:p text:style-name="Table_20_Contents"><text:span text:style-name="Source_Text">M13r</text:span></text:p>
          </table:table-cell>
        </table:table-row>
        <table:table-row>
          <table:table-cell table:style-name="TableRowCell" office:value-type="string">
            <text:p text:style-name="Table_20_Contents">14</text:p>
          </table:table-cell>
          <table:table-cell table:style-name="TableRowCell" office:value-type="string">
            <text:p text:style-name="Table_20_Contents">Temperance</text:p>
          </table:table-cell>
          <table:table-cell table:style-name="TableRowCell" office:value-type="string">
            <text:p text:style-name="Table_20_Contents"><text:span text:style-name="Source_Text">M14</text:span></text:p>
          </table:table-cell>
          <table:table-cell table:style-name="TableRowCell" office:value-type="string">
            <text:p text:style-name="Table_20_Contents"><text:span text:style-name="Source_Text">M14r</text:span></text:p>
          </table:table-cell>
        </table:table-row>
        <table:table-row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The Devil</text:p>
          </table:table-cell>
          <table:table-cell table:style-name="TableRowCell" office:value-type="string">
            <text:p text:style-name="Table_20_Contents"><text:span text:style-name="Source_Text">M15</text:span></text:p>
          </table:table-cell>
          <table:table-cell table:style-name="TableRowCell" office:value-type="string">
            <text:p text:style-name="Table_20_Contents"><text:span text:style-name="Source_Text">M15r</text:span></text:p>
          </table:table-cell>
        </table:table-row>
        <table:table-row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The Tower</text:p>
          </table:table-cell>
          <table:table-cell table:style-name="TableRowCell" office:value-type="string">
            <text:p text:style-name="Table_20_Contents"><text:span text:style-name="Source_Text">M16</text:span></text:p>
          </table:table-cell>
          <table:table-cell table:style-name="TableRowCell" office:value-type="string">
            <text:p text:style-name="Table_20_Contents"><text:span text:style-name="Source_Text">M16r</text:span></text:p>
          </table:table-cell>
        </table:table-row>
        <table:table-row>
          <table:table-cell table:style-name="TableRowCell" office:value-type="string">
            <text:p text:style-name="Table_20_Contents">17</text:p>
          </table:table-cell>
          <table:table-cell table:style-name="TableRowCell" office:value-type="string">
            <text:p text:style-name="Table_20_Contents">The Star</text:p>
          </table:table-cell>
          <table:table-cell table:style-name="TableRowCell" office:value-type="string">
            <text:p text:style-name="Table_20_Contents"><text:span text:style-name="Source_Text">M17</text:span></text:p>
          </table:table-cell>
          <table:table-cell table:style-name="TableRowCell" office:value-type="string">
            <text:p text:style-name="Table_20_Contents"><text:span text:style-name="Source_Text">M17r</text:span></text:p>
          </table:table-cell>
        </table:table-row>
        <table:table-row>
          <table:table-cell table:style-name="TableRowCell" office:value-type="string">
            <text:p text:style-name="Table_20_Contents">18</text:p>
          </table:table-cell>
          <table:table-cell table:style-name="TableRowCell" office:value-type="string">
            <text:p text:style-name="Table_20_Contents">The Moon</text:p>
          </table:table-cell>
          <table:table-cell table:style-name="TableRowCell" office:value-type="string">
            <text:p text:style-name="Table_20_Contents"><text:span text:style-name="Source_Text">M18</text:span></text:p>
          </table:table-cell>
          <table:table-cell table:style-name="TableRowCell" office:value-type="string">
            <text:p text:style-name="Table_20_Contents"><text:span text:style-name="Source_Text">M18r</text:span></text:p>
          </table:table-cell>
        </table:table-row>
        <table:table-row>
          <table:table-cell table:style-name="TableRowCell" office:value-type="string">
            <text:p text:style-name="Table_20_Contents">19</text:p>
          </table:table-cell>
          <table:table-cell table:style-name="TableRowCell" office:value-type="string">
            <text:p text:style-name="Table_20_Contents">The Sun</text:p>
          </table:table-cell>
          <table:table-cell table:style-name="TableRowCell" office:value-type="string">
            <text:p text:style-name="Table_20_Contents"><text:span text:style-name="Source_Text">M19</text:span></text:p>
          </table:table-cell>
          <table:table-cell table:style-name="TableRowCell" office:value-type="string">
            <text:p text:style-name="Table_20_Contents"><text:span text:style-name="Source_Text">M19r</text:span></text:p>
          </table:table-cell>
        </table:table-row>
        <table:table-row>
          <table:table-cell table:style-name="TableRowCell" office:value-type="string">
            <text:p text:style-name="Table_20_Contents">20</text:p>
          </table:table-cell>
          <table:table-cell table:style-name="TableRowCell" office:value-type="string">
            <text:p text:style-name="Table_20_Contents">Judgement</text:p>
          </table:table-cell>
          <table:table-cell table:style-name="TableRowCell" office:value-type="string">
            <text:p text:style-name="Table_20_Contents"><text:span text:style-name="Source_Text">M20</text:span></text:p>
          </table:table-cell>
          <table:table-cell table:style-name="TableRowCell" office:value-type="string">
            <text:p text:style-name="Table_20_Contents"><text:span text:style-name="Source_Text">M20r</text:span></text:p>
          </table:table-cell>
        </table:table-row>
        <table:table-row>
          <table:table-cell table:style-name="TableRowCell" office:value-type="string">
            <text:p text:style-name="Table_20_Contents">21</text:p>
          </table:table-cell>
          <table:table-cell table:style-name="TableRowCell" office:value-type="string">
            <text:p text:style-name="Table_20_Contents">The World</text:p>
          </table:table-cell>
          <table:table-cell table:style-name="TableRowCell" office:value-type="string">
            <text:p text:style-name="Table_20_Contents"><text:span text:style-name="Source_Text">M21</text:span></text:p>
          </table:table-cell>
          <table:table-cell table:style-name="TableRowCell" office:value-type="string">
            <text:p text:style-name="Table_20_Contents"><text:span text:style-name="Source_Text">M21r</text:span></text:p>
          </table:table-cell>
        </table:table-row>
      </table:table>
      <text:p text:style-name="First_20_paragraph"><text:span text:style-name="T1">Note:</text:span> The Thoth Tarot and some other decks swap the positions of Strength (VIII) and Justice (XI). The <text:span text:style-name="Source_Text">M{n}</text:span> notation follows the Rider-Waite-Smith standard (Strength = 8, Justice = 11). If you use a different numbering, note it in your session header.</text:p>
      <text:h text:style-name="Heading_20_3" text:outline-level="3"><text:bookmark-start text:name="minor-arcana-1"/>Minor Arcana<text:bookmark-end text:name="minor-arcana-1"/></text:h>
      <text:p text:style-name="First_20_paragraph"><text:span text:style-name="T1">Suit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Suit</text:p>
            </table:table-cell>
            <table:table-cell table:style-name="TableHeaderRowCell" office:value-type="string">
              <text:p text:style-name="Table_20_Heading">Element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Wa</text:span></text:p>
          </table:table-cell>
          <table:table-cell table:style-name="TableRowCell" office:value-type="string">
            <text:p text:style-name="Table_20_Contents">Wands</text:p>
          </table:table-cell>
          <table:table-cell table:style-name="TableRowCell" office:value-type="string">
            <text:p text:style-name="Table_20_Contents">Fire</text:p>
          </table:table-cell>
        </table:table-row>
        <table:table-row>
          <table:table-cell table:style-name="TableRowCell" office:value-type="string">
            <text:p text:style-name="Table_20_Contents"><text:span text:style-name="Source_Text">Cu</text:span></text:p>
          </table:table-cell>
          <table:table-cell table:style-name="TableRowCell" office:value-type="string">
            <text:p text:style-name="Table_20_Contents">Cups</text:p>
          </table:table-cell>
          <table:table-cell table:style-name="TableRowCell" office:value-type="string">
            <text:p text:style-name="Table_20_Contents">Water</text:p>
          </table:table-cell>
        </table:table-row>
        <table:table-row>
          <table:table-cell table:style-name="TableRowCell" office:value-type="string">
            <text:p text:style-name="Table_20_Contents"><text:span text:style-name="Source_Text">Sw</text:span></text:p>
          </table:table-cell>
          <table:table-cell table:style-name="TableRowCell" office:value-type="string">
            <text:p text:style-name="Table_20_Contents">Swords</text:p>
          </table:table-cell>
          <table:table-cell table:style-name="TableRowCell" office:value-type="string">
            <text:p text:style-name="Table_20_Contents">Air</text:p>
          </table:table-cell>
        </table:table-row>
        <table:table-row>
          <table:table-cell table:style-name="TableRowCell" office:value-type="string">
            <text:p text:style-name="Table_20_Contents"><text:span text:style-name="Source_Text">Pe</text:span></text:p>
          </table:table-cell>
          <table:table-cell table:style-name="TableRowCell" office:value-type="string">
            <text:p text:style-name="Table_20_Contents">Pentacles / Coins</text:p>
          </table:table-cell>
          <table:table-cell table:style-name="TableRowCell" office:value-type="string">
            <text:p text:style-name="Table_20_Contents">Earth</text:p>
          </table:table-cell>
        </table:table-row>
      </table:table>
      <text:p text:style-name="First_20_paragraph"><text:span text:style-name="T1">Ranks: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ard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A</text:span></text:p>
          </table:table-cell>
          <table:table-cell table:style-name="TableRowCell" office:value-type="string">
            <text:p text:style-name="Table_20_Contents">Ace</text:p>
          </table:table-cell>
        </table:table-row>
        <table:table-row>
          <table:table-cell table:style-name="TableRowCell" office:value-type="string">
            <text:p text:style-name="Table_20_Contents"><text:span text:style-name="Source_Text">2</text:span>–<text:span text:style-name="Source_Text">10</text:span></text:p>
          </table:table-cell>
          <table:table-cell table:style-name="TableRowCell" office:value-type="string">
            <text:p text:style-name="Table_20_Contents">Number cards</text:p>
          </table:table-cell>
        </table:table-row>
        <table:table-row>
          <table:table-cell table:style-name="TableRowCell" office:value-type="string">
            <text:p text:style-name="Table_20_Contents"><text:span text:style-name="Source_Text">Pg</text:span></text:p>
          </table:table-cell>
          <table:table-cell table:style-name="TableRowCell" office:value-type="string">
            <text:p text:style-name="Table_20_Contents">Page</text:p>
          </table:table-cell>
        </table:table-row>
        <table:table-row>
          <table:table-cell table:style-name="TableRowCell" office:value-type="string">
            <text:p text:style-name="Table_20_Contents"><text:span text:style-name="Source_Text">Kn</text:span></text:p>
          </table:table-cell>
          <table:table-cell table:style-name="TableRowCell" office:value-type="string">
            <text:p text:style-name="Table_20_Contents">Knight</text:p>
          </table:table-cell>
        </table:table-row>
        <table:table-row>
          <table:table-cell table:style-name="TableRowCell" office:value-type="string">
            <text:p text:style-name="Table_20_Contents"><text:span text:style-name="Source_Text">Q</text:span></text:p>
          </table:table-cell>
          <table:table-cell table:style-name="TableRowCell" office:value-type="string">
            <text:p text:style-name="Table_20_Contents">Queen</text:p>
          </table:table-cell>
        </table:table-row>
        <table:table-row>
          <table:table-cell table:style-name="TableRowCell" office:value-type="string">
            <text:p text:style-name="Table_20_Contents"><text:span text:style-name="Source_Text">K</text:span></text:p>
          </table:table-cell>
          <table:table-cell table:style-name="TableRowCell" office:value-type="string">
            <text:p text:style-name="Table_20_Contents">King</text:p>
          </table:table-cell>
        </table:table-row>
      </table:table>
      <text:p text:style-name="First_20_paragraph"><text:span text:style-name="T1">Format:</text:span> <text:span text:style-name="Source_Text">{rank}{suit}</text:span> — <text:span text:style-name="Source_Text">ACu</text:span>, <text:span text:style-name="Source_Text">7Wa</text:span>, <text:span text:style-name="Source_Text">PgSw</text:span>, <text:span text:style-name="Source_Text">KnPe</text:span>, <text:span text:style-name="Source_Text">QCu</text:span>, <text:span text:style-name="Source_Text">KWa</text:span></text:p>
      <text:p text:style-name="Text_20_body"><text:span text:style-name="T1">Reversed:</text:span> append <text:span text:style-name="Source_Text">r</text:span> — <text:span text:style-name="Source_Text">7War</text:span>, <text:span text:style-name="Source_Text">PgSwr</text:span></text:p>
      <text:h text:style-name="Heading_20_3" text:outline-level="3"><text:bookmark-start text:name="orientation"/>Orientation<text:bookmark-end text:name="orientation"/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Suffix</text:p>
            </table:table-cell>
            <table:table-cell table:style-name="TableHeaderRowCell" office:value-type="string">
              <text:p text:style-name="Table_20_Heading">Meaning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3">(none)</text:span></text:p>
          </table:table-cell>
          <table:table-cell table:style-name="TableRowCell" office:value-type="string">
            <text:p text:style-name="Table_20_Contents">Upright (default)</text:p>
          </table:table-cell>
        </table:table-row>
        <table:table-row>
          <table:table-cell table:style-name="TableRowCell" office:value-type="string">
            <text:p text:style-name="Table_20_Contents"><text:span text:style-name="Source_Text">r</text:span></text:p>
          </table:table-cell>
          <table:table-cell table:style-name="TableRowCell" office:value-type="string">
            <text:p text:style-name="Table_20_Contents">Reversed</text:p>
          </table:table-cell>
        </table:table-row>
      </table:table>
      <text:h text:style-name="Heading_20_2" text:outline-level="2"><text:bookmark-start text:name="oracle-decks-1"/>3. Oracle Decks<text:bookmark-end text:name="oracle-decks-1"/></text:h>
      <text:p text:style-name="First_20_paragraph">Oracle decks use proprietary card names. No compact symbol system can cover them all. Use the card’s name as free text with <text:span text:style-name="Source_Text">=</text:span>.</text:p>
      <text:p text:style-name="Text_20_body">For logs that use a single oracle deck throughout, establish a short deck prefix in your session header or as a note, then use it consistently:</text:p>
      <text:p text:style-name="P76">[Session: ...] [Oracle: Crow's Eye]</text:p>
      <text:p text:style-name="P77"/>
      <text:p text:style-name="P78">d: draw=The Lantern -&gt; Safe passage</text:p>
      <text:p text:style-name="P79">d: draw=The Abyss -&gt; Something follows</text:p>
      <text:p text:style-name="First_20_paragraph">For mixed-deck sessions, name the deck inline:</text:p>
      <text:p text:style-name="P80">d: draw // Crow's Eye=The Lantern</text:p>
      <text:p text:style-name="P81">d: draw // Ironsworn Oracle=Darkness and Shadow</text:p>
      <text:p text:style-name="Horizontal_20_Line"/>
      <text:h text:style-name="Heading_20_2" text:outline-level="2"><text:bookmark-start text:name="spread-notation"/>4. Spread Notation<text:bookmark-end text:name="spread-notation"/></text:h>
      <text:p text:style-name="First_20_paragraph">A spread assigns each drawn card to a named position. The position label appears in the <text:span text:style-name="Source_Text">d:</text:span> field with <text:span text:style-name="Source_Text">=</text:span> for each card.</text:p>
      <text:h text:style-name="Heading_20_3" text:outline-level="3"><text:bookmark-start text:name="single-line-format"/>Single-line format<text:bookmark-end text:name="single-line-format"/></text:h>
      <text:p text:style-name="P82">d: {Position1}={card1}, {Position2}={card2}, ...</text:p>
      <text:p text:style-name="First_20_paragraph">Example:</text:p>
      <text:p text:style-name="P83">d: Past=5Sw, Present=KWa, Future=ACu</text:p>
      <text:h text:style-name="Heading_20_3" text:outline-level="3"><text:bookmark-start text:name="multi-line-format"/>Multi-line format<text:bookmark-end text:name="multi-line-format"/></text:h>
      <text:p text:style-name="First_20_paragraph">Use when each card warrants its own <text:span text:style-name="Source_Text">-&gt;</text:span> or <text:span text:style-name="Source_Text">=&gt;</text:span>:</text:p>
      <text:p text:style-name="P84">d: {Position}={card} -&gt; [outcome]</text:p>
      <text:p text:style-name="P85">=&gt; [Narrative consequence]</text:p>
      <text:p text:style-name="Horizontal_20_Line"/>
      <text:h text:style-name="Heading_20_3" text:outline-level="3"><text:bookmark-start text:name="common-spread-names"/>Common spread names<text:bookmark-end text:name="common-spread-names"/></text:h>
      <text:p text:style-name="First_20_paragraph">These are conventions, not requirements. Any position label is valid.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HeaderRowCell" office:value-type="string">
              <text:p text:style-name="Table_20_Heading">Spread</text:p>
            </table:table-cell>
            <table:table-cell table:style-name="TableHeaderRowCell" office:value-type="string">
              <text:p text:style-name="Table_20_Heading">Positions</text:p>
            </table:table-cell>
          </table:table-row>
        </table:table-header-rows>
        <table:table-row>
          <table:table-cell table:style-name="TableRowCell" office:value-type="string">
            <text:p text:style-name="Table_20_Contents">Three-card</text:p>
          </table:table-cell>
          <table:table-cell table:style-name="TableRowCell" office:value-type="string">
            <text:p text:style-name="Table_20_Contents"><text:span text:style-name="Source_Text">Past</text:span>, <text:span text:style-name="Source_Text">Present</text:span>, <text:span text:style-name="Source_Text">Future</text:span></text:p>
          </table:table-cell>
        </table:table-row>
        <table:table-row>
          <table:table-cell table:style-name="TableRowCell" office:value-type="string">
            <text:p text:style-name="Table_20_Contents">Three-card (alt)</text:p>
          </table:table-cell>
          <table:table-cell table:style-name="TableRowCell" office:value-type="string">
            <text:p text:style-name="Table_20_Contents"><text:span text:style-name="Source_Text">Situation</text:span>, <text:span text:style-name="Source_Text">Action</text:span>, <text:span text:style-name="Source_Text">Outcome</text:span></text:p>
          </table:table-cell>
        </table:table-row>
        <table:table-row>
          <table:table-cell table:style-name="TableRowCell" office:value-type="string">
            <text:p text:style-name="Table_20_Contents">Three-card (alt)</text:p>
          </table:table-cell>
          <table:table-cell table:style-name="TableRowCell" office:value-type="string">
            <text:p text:style-name="Table_20_Contents"><text:span text:style-name="Source_Text">Mind</text:span>, <text:span text:style-name="Source_Text">Body</text:span>, <text:span text:style-name="Source_Text">Spirit</text:span></text:p>
          </table:table-cell>
        </table:table-row>
        <table:table-row>
          <table:table-cell table:style-name="TableRowCell" office:value-type="string">
            <text:p text:style-name="Table_20_Contents">Celtic Cross</text:p>
          </table:table-cell>
          <table:table-cell table:style-name="TableRowCell" office:value-type="string">
            <text:p text:style-name="Table_20_Contents"><text:span text:style-name="Source_Text">Self</text:span>, <text:span text:style-name="Source_Text">Cross</text:span>, <text:span text:style-name="Source_Text">Foundation</text:span>, <text:span text:style-name="Source_Text">Past</text:span>, <text:span text:style-name="Source_Text">Crown</text:span>, <text:span text:style-name="Source_Text">Future</text:span>, <text:span text:style-name="Source_Text">Self2</text:span>, <text:span text:style-name="Source_Text">Environment</text:span>, <text:span text:style-name="Source_Text">Hopes</text:span>, <text:span text:style-name="Source_Text">Outcome</text:span></text:p>
          </table:table-cell>
        </table:table-row>
        <table:table-row>
          <table:table-cell table:style-name="TableRowCell" office:value-type="string">
            <text:p text:style-name="Table_20_Contents">Single draw</text:p>
          </table:table-cell>
          <table:table-cell table:style-name="TableRowCell" office:value-type="string">
            <text:p text:style-name="Table_20_Contents"><text:span text:style-name="Source_Text">draw</text:span> (no position label needed)</text:p>
          </table:table-cell>
        </table:table-row>
      </table:table>
      <text:p text:style-name="Horizontal_20_Line"/>
      <text:h text:style-name="Heading_20_2" text:outline-level="2"><text:bookmark-start text:name="quick-reference"/>Quick Reference<text:bookmark-end text:name="quick-reference"/></text:h>
      <text:h text:style-name="Heading_20_3" text:outline-level="3"><text:bookmark-start text:name="standard-deck"/>Standard Deck<text:bookmark-end text:name="standard-deck"/></text:h>
      <text:p text:style-name="P86">Ah <text:s text:c="1"/>Ac <text:s text:c="1"/>Ad <text:s text:c="1"/>As <text:s text:c="3"/>Aces</text:p>
      <text:p text:style-name="P87">Kh <text:s text:c="1"/>Kc <text:s text:c="1"/>Kd <text:s text:c="1"/>Ks <text:s text:c="3"/>Kings</text:p>
      <text:p text:style-name="P88">Qh <text:s text:c="1"/>Qc <text:s text:c="1"/>Qd <text:s text:c="1"/>Qs <text:s text:c="3"/>Queens</text:p>
      <text:p text:style-name="P89">Jh <text:s text:c="1"/>Jc <text:s text:c="1"/>Jd <text:s text:c="1"/>Js <text:s text:c="3"/>Jacks</text:p>
      <text:p text:style-name="P90">10h … 2h <text:s text:c="9"/>Number cards (any suit)</text:p>
      <text:p text:style-name="P91">Jkr <text:s text:c="1"/>RJkr <text:s text:c="1"/>BJkr <text:s text:c="2"/>Jokers</text:p>
      <text:p text:style-name="P92">R <text:s text:c="1"/>B <text:s text:c="15"/>Color only</text:p>
      <text:h text:style-name="Heading_20_3" text:outline-level="3"><text:bookmark-start text:name="tarot-1"/>Tarot<text:bookmark-end text:name="tarot-1"/></text:h>
      <text:p text:style-name="P93">M0 – M21 <text:s text:c="11"/>Major Arcana (M0 = The Fool, M21 = The World)</text:p>
      <text:p text:style-name="P94">M0r <text:s text:c="16"/>Reversed Major Arcana</text:p>
      <text:p text:style-name="P95"/>
      <text:p text:style-name="P96">ACu <text:s text:c="1"/>7Wa <text:s text:c="1"/>PgSw <text:s text:c="1"/>KnPe <text:s text:c="1"/>QCu <text:s text:c="1"/>KWa <text:s text:c="2"/>Minor Arcana</text:p>
      <text:p text:style-name="P97">7War <text:s text:c="29"/>Reversed Minor Arcana</text:p>
      <text:p text:style-name="P98"/>
      <text:p text:style-name="P99">Suits: Wa (Wands) <text:s text:c="1"/>Cu (Cups) <text:s text:c="1"/>Sw (Swords) <text:s text:c="1"/>Pe (Pentacles)</text:p>
      <text:p text:style-name="P100">Ranks: A <text:s text:c="1"/>2–10 <text:s text:c="1"/>Pg <text:s text:c="1"/>Kn <text:s text:c="1"/>Q <text:s text:c="1"/>K</text:p>
      <text:h text:style-name="Heading_20_3" text:outline-level="3"><text:bookmark-start text:name="in-a-log"/>In a Log<text:bookmark-end text:name="in-a-log"/></text:h>
      <text:p text:style-name="P101">d: draw=Qs <text:s text:c="28"/>single draw, no interpretation needed</text:p>
      <text:p text:style-name="P102">d: draw=Qs -&gt; Dark omen <text:s text:c="15"/>single draw with outcome</text:p>
      <text:p text:style-name="P103">d: draw=M16r -&gt; Everything breaks <text:s text:c="5"/>Tarot reversed with outcome</text:p>
      <text:p text:style-name="P104">d: draw=M12 // The Hanged Man <text:s text:c="9"/>draw with name annotation</text:p>
      <text:p text:style-name="P105">d: Past=5Sw, Present=KWa <text:s text:c="14"/>spread, single line</text:p>
      <text:p text:style-name="P106">? Is this the right path?</text:p>
      <text:p text:style-name="P107">d: draw=M17 -&gt; Yes <text:s text:c="20"/>oracle question answered by card</text:p>
      <text:p text:style-name="Horizontal_20_Line"/>
      <text:h text:style-name="Heading_20_2" text:outline-level="2"><text:bookmark-start text:name="faq"/>FAQ<text:bookmark-end text:name="faq"/></text:h>
      <text:p text:style-name="First_20_paragraph"><text:span text:style-name="T1">Q: Why does the card use </text:span><text:span text:style-name="Source_Text">=</text:span><text:span text:style-name="T1"> rather than </text:span><text:span text:style-name="Source_Text">-&gt;</text:span><text:span text:style-name="T1"> — isn’t the card itself the outcome?</text:span><text:line-break/>A: The card drawn is the raw result of the mechanic, just as <text:span text:style-name="Source_Text">9</text:span> is the raw result of <text:span text:style-name="Source_Text">2d6+2</text:span>. What the card <text:span text:style-name="T3">means</text:span> in context — the interpreted state — is the outcome, and that goes in <text:span text:style-name="Source_Text">-&gt;</text:span>. <text:span text:style-name="Source_Text">d: draw=Qs -&gt; Dark omen</text:span> mirrors <text:span text:style-name="Source_Text">d: Strike 2d6+2=9 -&gt; Hit</text:span> exactly.</text:p>
      <text:p text:style-name="Text_20_body"><text:span text:style-name="T1">Q: What about card games that use multiple decks, or partial decks?</text:span><text:line-break/>A: The notation identifies individual cards, not deck composition. Track deck state in a <text:span text:style-name="Source_Text">[Deck:]</text:span> tag or a session note as needed.</text:p>
      <text:p text:style-name="Text_20_body"><text:span text:style-name="T1">Q: My system uses pip value (Ace = 1, King = 13) rather than card identity. Should I write the card or the number?</text:span><text:line-break/>A: Write the card: <text:span text:style-name="Source_Text">d: draw=Ah -&gt; 1</text:span>. The card identity is the raw result; the pip value is the interpreted outcome. Both are preserved.</text:p>
      <text:p text:style-name="Text_20_body"><text:span text:style-name="T1">Q: How do I note a hand of cards (drawn but not played)?</text:span><text:line-break/>A: List them space-separated: <text:span text:style-name="Source_Text">Hand: Ah Kd 7c Qs 3h</text:span>. When one is played, log it as a normal draw.</text:p>
      <text:p text:style-name="Text_20_body"><text:span text:style-name="T1">Q: Tarot decks vary — some have different names or art. Does </text:span><text:span text:style-name="Source_Text">M12</text:span><text:span text:style-name="T1"> always mean The Hanged Man?</text:span><text:line-break/>A: This spec follows the Rider-Waite-Smith numbering, which is the most common standard. If your deck diverges (e.g. Thoth swaps Strength and Justice), note it once in your session header: <text:span text:style-name="Source_Text">[Deck: Thoth — Strength=M11, Justice=M8]</text:span>.</text:p>
      <text:p text:style-name="Horizontal_20_Line"/>
      <text:p text:style-name="First_20_paragraph"><text:span text:style-name="T1">Q: Can I use </text:span><text:span text:style-name="Source_Text">?</text:span><text:span text:style-name="T1"> with a card draw instead of </text:span><text:span text:style-name="Source_Text">d:</text:span><text:span text:style-name="T1">?</text:span><text:line-break/>A: Use <text:span text:style-name="Source_Text">?</text:span> for the question, then <text:span text:style-name="Source_Text">d:</text:span> for the draw that answers it. They are separate events — the question is asked, then the card is drawn as the mechanical resolution.</text:p>
      <text:p text:style-name="P108">? What does fate hold for this meeting?</text:p>
      <text:p text:style-name="P109">d: draw=M10 // Wheel of Fortune -&gt; Chance rules all</text:p>
      <text:p text:style-name="P110">=&gt; Anything could happen. I prepare for nothing and everything.</text:p>
      <text:p text:style-name="First_20_paragraph"><text:span text:style-name="T1">Q: What about digital tools that render suit symbols (♥ ♦ ♣ ♠)?</text:span><text:line-break/>A: The letter abbreviations (<text:span text:style-name="Source_Text">h d c s</text:span>) are the canonical form for logs. Tools that render logs may substitute suit symbols for display, but the stored notation should use letters to stay plain-text safe.</text:p>
      <text:p text:style-name="Horizontal_20_Line"/>
      <text:h text:style-name="Heading_20_2" text:outline-level="2"><text:bookmark-start text:name="credits-license"/>Credits &amp; License<text:bookmark-end text:name="credits-license"/></text:h>
      <text:p text:style-name="First_20_paragraph">© 2026 Roberto Bisceglie</text:p>
      <text:p text:style-name="Text_20_body">This add-on extends <text:a xlink:type="simple" xlink:href="https://zeruhur.itch.io/lonelog" office:name=""><text:span text:style-name="Definition">Lonelog</text:span></text:a> by Roberto Bisceglie.</text:p>
      <text:p text:style-name="Text_20_body"><text:span text:style-name="T1">Version History:</text:span></text:p>
      <text:list text:style-name="L2">
        <text:list-item>
          <text:p text:style-name="P111">v1.0.0: Initial release</text:p>
        </text:list-item>
      </text:list>
      <text:p text:style-name="First_20_paragraph">This work is licensed under the <text:span text:style-name="T1">Creative Commons Attribution-ShareAlike 4.0 International License</text:span>.</text:p>
      <text:p text:style-name="Text_20_body">You are free to share and adapt this material, provided you give appropriate credit and distribute adaptations under the same license. Session logs and play records created using this add-on’s notation are your own work and are not subject to this licen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>Lonelog: Card Notation Add-on</dc:title>
    <dc:description/>
    <dc:subject/>
    <meta:keyword/>
    <dc:language>en</dc:language>
    <meta:initial-creator>Roberto Bisceglie</meta:initial-creator>
    <dc:creator>Roberto Bisceglie</dc:creator>
    <meta:creation-date>2026-04-10T13:25:59Z</meta:creation-date>
    <dc:date>2026-04-10T13:25:59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license" meta:value-type="string"/>
    <meta:user-defined meta:name="license-image" meta:value-type="string">assets/by-sa.png</meta:user-defined>
    <meta:user-defined meta:name="logo-image" meta:value-type="string">assets/logo.png</meta:user-defined>
    <meta:user-defined meta:name="parent" meta:value-type="string">Lonelog v1.4.0</meta:user-defined>
    <meta:user-defined meta:name="requires" meta:value-type="string">Core Notation (§3)</meta:user-defined>
    <meta:user-defined meta:name="subtitle" meta:value-type="string">A Standard Notation for Playing Cards in Session Logs</meta:user-defined>
    <meta:user-defined meta:name="toc-title" meta:value-type="string">Table of contents</meta:user-defined>
    <meta:user-defined meta:name="version" meta:value-type="string">1.0.0</meta:user-defined>
  </office:meta>
</office:document-meta>
</file>